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d6ae4" officeooo:paragraph-rsid="001d6ae4"/>
    </style:style>
    <style:style style:name="P2" style:family="paragraph" style:parent-style-name="Text_20_body">
      <style:paragraph-properties fo:text-align="justify" style:justify-single-word="false"/>
      <style:text-properties officeooo:rsid="001f7a03" officeooo:paragraph-rsid="001f7a03"/>
    </style:style>
    <style:style style:name="P3" style:family="paragraph" style:parent-style-name="Text_20_body">
      <style:paragraph-properties fo:text-align="justify" style:justify-single-word="false"/>
      <style:text-properties officeooo:rsid="00207108" officeooo:paragraph-rsid="00207108"/>
    </style:style>
    <style:style style:name="P4" style:family="paragraph" style:parent-style-name="Text_20_body">
      <style:paragraph-properties fo:text-align="justify" style:justify-single-word="false"/>
      <style:text-properties officeooo:rsid="002151db" officeooo:paragraph-rsid="002151db"/>
    </style:style>
    <style:style style:name="P5" style:family="paragraph" style:parent-style-name="Text_20_body">
      <style:paragraph-properties fo:text-align="justify" style:justify-single-word="false"/>
      <style:text-properties officeooo:rsid="0021c38e" officeooo:paragraph-rsid="0021c38e"/>
    </style:style>
    <style:style style:name="P6" style:family="paragraph" style:parent-style-name="Text_20_body">
      <style:paragraph-properties fo:text-align="justify" style:justify-single-word="false"/>
      <style:text-properties officeooo:rsid="0023c007" officeooo:paragraph-rsid="0023c007"/>
    </style:style>
    <style:style style:name="P7" style:family="paragraph" style:parent-style-name="Text_20_body">
      <style:paragraph-properties fo:text-align="justify" style:justify-single-word="false"/>
      <style:text-properties officeooo:rsid="00253f5a" officeooo:paragraph-rsid="00253f5a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207108" officeooo:paragraph-rsid="00207108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weight="bold" officeooo:rsid="002151db" officeooo:paragraph-rsid="002151db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21c38e" officeooo:paragraph-rsid="0021c38e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23c007" officeooo:paragraph-rsid="0023c007" style:font-weight-asian="bold" style:font-weight-complex="bold"/>
    </style:style>
    <style:style style:name="P12" style:family="paragraph" style:parent-style-name="Title">
      <style:paragraph-properties fo:text-align="center" style:justify-single-word="false"/>
      <style:text-properties officeooo:rsid="001d6ae4" officeooo:paragraph-rsid="001d6ae4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1f7a03" officeooo:paragraph-rsid="0023c007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officeooo:rsid="001f7a03" officeooo:paragraph-rsid="0023c007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1f7a03" officeooo:paragraph-rsid="0023c007"/>
    </style:style>
    <style:style style:name="P16" style:family="paragraph" style:parent-style-name="Text_20_body" style:list-style-name="L5">
      <style:paragraph-properties fo:text-align="justify" style:justify-single-word="false"/>
      <style:text-properties officeooo:paragraph-rsid="0021c38e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253f5a" officeooo:paragraph-rsid="0023c007"/>
    </style:style>
    <style:style style:name="P18" style:family="paragraph" style:parent-style-name="Text_20_body" style:list-style-name="L4">
      <style:paragraph-properties fo:text-align="justify" style:justify-single-word="false"/>
      <style:text-properties officeooo:rsid="00253f5a" officeooo:paragraph-rsid="002151db"/>
    </style:style>
    <style:style style:name="P19" style:family="paragraph" style:parent-style-name="Text_20_body" style:list-style-name="L5">
      <style:paragraph-properties fo:text-align="justify" style:justify-single-word="false"/>
      <style:text-properties officeooo:rsid="00253f5a" officeooo:paragraph-rsid="0021c38e"/>
    </style:style>
    <style:style style:name="P20" style:family="paragraph" style:parent-style-name="Text_20_body" style:list-style-name="L6">
      <style:paragraph-properties fo:text-align="justify" style:justify-single-word="false"/>
      <style:text-properties officeooo:rsid="00253f5a" officeooo:paragraph-rsid="00253f5a"/>
    </style:style>
    <style:style style:name="P21" style:family="paragraph" style:parent-style-name="Text_20_body" style:list-style-name="L3">
      <style:paragraph-properties fo:text-align="justify" style:justify-single-word="false"/>
      <style:text-properties officeooo:rsid="00207108" officeooo:paragraph-rsid="00207108"/>
    </style:style>
    <style:style style:name="P22" style:family="paragraph" style:parent-style-name="Text_20_body" style:list-style-name="L4">
      <style:paragraph-properties fo:text-align="justify" style:justify-single-word="false"/>
      <style:text-properties officeooo:rsid="002151db" officeooo:paragraph-rsid="002151db"/>
    </style:style>
    <style:style style:name="P23" style:family="paragraph" style:parent-style-name="Text_20_body" style:list-style-name="L5">
      <style:paragraph-properties fo:text-align="justify" style:justify-single-word="false"/>
      <style:text-properties officeooo:rsid="0021c38e" officeooo:paragraph-rsid="0021c38e"/>
    </style:style>
    <style:style style:name="P24" style:family="paragraph" style:parent-style-name="Text_20_body">
      <style:paragraph-properties fo:text-align="justify" style:justify-single-word="false"/>
      <style:text-properties officeooo:rsid="002ba629" officeooo:paragraph-rsid="002ba629"/>
    </style:style>
    <style:style style:name="T1" style:family="text">
      <style:text-properties officeooo:rsid="002151db"/>
    </style:style>
    <style:style style:name="T2" style:family="text">
      <style:text-properties officeooo:rsid="0021c38e"/>
    </style:style>
    <style:style style:name="T3" style:family="text">
      <style:text-properties officeooo:rsid="00253f5a"/>
    </style:style>
    <style:style style:name="T4" style:family="text">
      <style:text-properties officeooo:rsid="002637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adrão de comunicação entre aplicativo, Raspberry PI e microcontrolador</text:p>
      <text:p text:style-name="P1"/>
      <text:p text:style-name="P1"/>
      <text:p text:style-name="P7">Todas as funções aqui descritas tem um retorno avisando que foi setada a configuração, exceto pela get que retorna os valores de configuração. <text:span text:style-name="T4">Para os sockets o retorno é em texto OK. Para a uart é um byte com valor 0x01.</text:span></text:p>
      <text:p text:style-name="P13">1 – Função get</text:p>
      <text:p text:style-name="P14"><text:tab/>Função utilizada para obter valores do microcontrolador, retorna valores.</text:p>
      <text:list xml:id="list2860445568" text:style-name="L1">
        <text:list-item>
          <text:p text:style-name="P17">Uart: 1</text:p>
        </text:list-item>
      </text:list>
      <text:list xml:id="list2797074131" text:style-name="L2">
        <text:list-item>
          <text:p text:style-name="P15">Parâmetros: Um único parâmetro é passado nesta função para retornar valores do sensor de quantidade de ração ou informações de todas as configurações salvas no microcontrolador.</text:p>
        </text:list-item>
      </text:list>
      <text:p text:style-name="P2"><text:tab/><text:tab/><text:span text:style-name="T1">param1: get(1), sensor(2).</text:span></text:p>
      <text:p text:style-name="P24"/>
      <text:p text:style-name="P8">2 – Função hora</text:p>
      <text:p text:style-name="P3"><text:tab/>Função para configurar os três alarmes de abertura do comedouro.</text:p>
      <text:list xml:id="list1589344327" text:style-name="L3">
        <text:list-item>
          <text:p text:style-name="P21">Uart: 2</text:p>
        </text:list-item>
        <text:list-item>
          <text:p text:style-name="P21">Parâmetros: São passados obrigatoriamente dois parâmetros, sendo eles:</text:p>
        </text:list-item>
        <text:list-item>
          <text:p text:style-name="P21">param1: qual é o alarme selecionado, variando entre 1, 2, e 3.</text:p>
        </text:list-item>
        <text:list-item>
          <text:p text:style-name="P21">param2: o valor em horas do alarme, que varia de 0 a 23. E quando for -1 significa que é para desativar o alarme selecionado.</text:p>
        </text:list-item>
      </text:list>
      <text:p text:style-name="P3"><text:tab/></text:p>
      <text:p text:style-name="P9">3 – Função tempo</text:p>
      <text:p text:style-name="P4"><text:tab/>Função para configurar o tempo que <text:span text:style-name="T2">ficará aberto o comedouro despejando comida.</text:span></text:p>
      <text:list xml:id="list4058040559" text:style-name="L4">
        <text:list-item>
          <text:p text:style-name="P18">Uart: 3</text:p>
        </text:list-item>
        <text:list-item>
          <text:p text:style-name="P22">Parâmetros: Um parâmetro apenas para <text:s/>informar o valor em segundos de abertura.</text:p>
        </text:list-item>
        <text:list-item>
          <text:p text:style-name="P22">param1: varia entre 5 segundos e 30 segundos.</text:p>
        </text:list-item>
      </text:list>
      <text:p text:style-name="P4"/>
      <text:p text:style-name="P4"/>
      <text:p text:style-name="P10"><text:soft-page-break/>4 – Função Manual</text:p>
      <text:p text:style-name="P5"><text:tab/>Função utilizada para abrir e fechar o comedouro manualmente pelo app.</text:p>
      <text:list xml:id="list3914374646" text:style-name="L5">
        <text:list-item>
          <text:p text:style-name="P19">Uart: 4</text:p>
        </text:list-item>
        <text:list-item>
          <text:p text:style-name="P23">Parâmetros: Um parâmetro para informar se é desejado abrir o fechar o comedouro.</text:p>
        </text:list-item>
        <text:list-item>
          <text:p text:style-name="P23">param1: abrir(1), fechar(2)</text:p>
          <text:p text:style-name="P16"/>
        </text:list-item>
      </text:list>
      <text:p text:style-name="P11">5<text:span text:style-name="T3"> – </text:span>Função Bu<text:span text:style-name="T3">z</text:span>er</text:p>
      <text:p text:style-name="P6"><text:tab/><text:span text:style-name="T3">Função para configurar se será ligado ou não o buzer para chamar a atenção dos animais na <text:tab/>hora que o comedouro for aberto.</text:span></text:p>
      <text:list xml:id="list661618879" text:style-name="L6">
        <text:list-item>
          <text:p text:style-name="P20">Uart: 5</text:p>
        </text:list-item>
        <text:list-item>
          <text:p text:style-name="P20">Parâmetros: Único parâmetro para ativar o desativar o buzzer.</text:p>
        </text:list-item>
        <text:list-item>
          <text:p text:style-name="P20">param1: ligado(1), desligado(2)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9:02:04.057000000</meta:creation-date>
    <dc:date>2018-10-06T16:28:17.483539225</dc:date>
    <meta:editing-duration>PT2H3M25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2" meta:paragraph-count="30" meta:word-count="278" meta:character-count="1621" meta:non-whitespace-character-count="1372"/>
  </office:meta>
</office:document-meta>
</file>